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he link could not be updated.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 office:value-type="string" calcext:value-type="string">
            <text:p>20 day cci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table:style-name="Default" office:value-type="string" calcext:value-type="string">
            <text:p>mf_multiplier</text:p>
          </table:table-cell>
          <table:table-cell office:value-type="string" calcext:value-type="string">
            <text:p>mf_value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6"/>
          <table:table-cell table:formula="of:=(([.E2]-[.D2])-([.C2]-[.E2]))/([.C2]-[.D2])" office:value-type="float" office:value="-0.100000000000009" calcext:value-type="float">
            <text:p>-0.1</text:p>
          </table:table-cell>
          <table:table-cell table:formula="of:=[.AD2]*[.F2]" office:value-type="float" office:value="-682366.300000058" calcext:value-type="float">
            <text:p>-682366.300000058</text:p>
          </table:table-cell>
          <table:table-cell table:formula="of:=[.AE2]" office:value-type="float" office:value="-682366.300000058" calcext:value-type="float">
            <text:p>-682366.300000058</text:p>
          </table:table-cell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6"/>
          <table:table-cell table:formula="of:=(([.E3]-[.D3])-([.C3]-[.E3]))/([.C3]-[.D3])" office:value-type="float" office:value="0.846153846153845" calcext:value-type="float">
            <text:p>0.8461538462</text:p>
          </table:table-cell>
          <table:table-cell table:formula="of:=[.AD3]*[.F3]" office:value-type="float" office:value="9778274.84615384" calcext:value-type="float">
            <text:p>9778274.84615384</text:p>
          </table:table-cell>
          <table:table-cell table:formula="of:=[.AE3] + [.AF2]" office:value-type="float" office:value="9095908.54615378" calcext:value-type="float">
            <text:p>9095908.54615378</text:p>
          </table:table-cell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6"/>
          <table:table-cell table:formula="of:=(([.E4]-[.D4])-([.C4]-[.E4]))/([.C4]-[.D4])" office:value-type="float" office:value="-0.0133333333333338" calcext:value-type="float">
            <text:p>-0.0133333333</text:p>
          </table:table-cell>
          <table:table-cell table:formula="of:=[.AD4]*[.F4]" office:value-type="float" office:value="-76687.8133333362" calcext:value-type="float">
            <text:p>-76687.8133333362</text:p>
          </table:table-cell>
          <table:table-cell table:formula="of:=[.AE4] + [.AF3]" office:value-type="float" office:value="9019220.73282045" calcext:value-type="float">
            <text:p>9019220.73282045</text:p>
          </table:table-cell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6"/>
          <table:table-cell table:formula="of:=(([.E5]-[.D5])-([.C5]-[.E5]))/([.C5]-[.D5])" office:value-type="float" office:value="0.768000000000006" calcext:value-type="float">
            <text:p>0.768</text:p>
          </table:table-cell>
          <table:table-cell table:formula="of:=[.AD5]*[.F5]" office:value-type="float" office:value="4564175.61600004" calcext:value-type="float">
            <text:p>4564175.61600004</text:p>
          </table:table-cell>
          <table:table-cell table:formula="of:=[.AE5] + [.AF4]" office:value-type="float" office:value="13583396.3488205" calcext:value-type="float">
            <text:p>13583396.3488205</text:p>
          </table:table-cell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  <table:table-cell table:formula="of:=(([.E6]-[.D6])-([.C6]-[.E6]))/([.C6]-[.D6])" office:value-type="float" office:value="0.425454545454551" calcext:value-type="float">
            <text:p>0.4254545455</text:p>
          </table:table-cell>
          <table:table-cell table:formula="of:=[.AD6]*[.F6]" office:value-type="float" office:value="3542813.60727278" calcext:value-type="float">
            <text:p>3542813.60727278</text:p>
          </table:table-cell>
          <table:table-cell table:formula="of:=[.AE6] + [.AF5]" office:value-type="float" office:value="17126209.9560933" calcext:value-type="float">
            <text:p>17126209.9560933</text:p>
          </table:table-cell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  <table:table-cell table:formula="of:=(([.E7]-[.D7])-([.C7]-[.E7]))/([.C7]-[.D7])" office:value-type="float" office:value="-0.279620853080564" calcext:value-type="float">
            <text:p>-0.2796208531</text:p>
          </table:table-cell>
          <table:table-cell table:formula="of:=[.AD7]*[.F7]" office:value-type="float" office:value="-1662941.00473931" calcext:value-type="float">
            <text:p>-1662941.00473931</text:p>
          </table:table-cell>
          <table:table-cell table:formula="of:=[.AE7] + [.AF6]" office:value-type="float" office:value="15463268.951354" calcext:value-type="float">
            <text:p>15463268.951354</text:p>
          </table:table-cell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  <table:table-cell table:formula="of:=(([.E8]-[.D8])-([.C8]-[.E8]))/([.C8]-[.D8])" office:value-type="float" office:value="0.521739130434785" calcext:value-type="float">
            <text:p>0.5217391304</text:p>
          </table:table-cell>
          <table:table-cell table:formula="of:=[.AD8]*[.F8]" office:value-type="float" office:value="3496676.86956523" calcext:value-type="float">
            <text:p>3496676.86956523</text:p>
          </table:table-cell>
          <table:table-cell table:formula="of:=[.AE8] + [.AF7]" office:value-type="float" office:value="18959945.8209192" calcext:value-type="float">
            <text:p>18959945.8209192</text:p>
          </table:table-cell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  <table:table-cell table:formula="of:=(([.E9]-[.D9])-([.C9]-[.E9]))/([.C9]-[.D9])" office:value-type="float" office:value="-0.564285714285714" calcext:value-type="float">
            <text:p>-0.5642857143</text:p>
          </table:table-cell>
          <table:table-cell table:formula="of:=[.AD9]*[.F9]" office:value-type="float" office:value="-3038399.25" calcext:value-type="float">
            <text:p>-3038399.25</text:p>
          </table:table-cell>
          <table:table-cell table:formula="of:=[.AE9] + [.AF8]" office:value-type="float" office:value="15921546.5709192" calcext:value-type="float">
            <text:p>15921546.5709192</text:p>
          </table:table-cell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  <table:table-cell table:formula="of:=(([.E10]-[.D10])-([.C10]-[.E10]))/([.C10]-[.D10])" office:value-type="float" office:value="0.593373493975905" calcext:value-type="float">
            <text:p>0.593373494</text:p>
          </table:table-cell>
          <table:table-cell table:formula="of:=[.AD10]*[.F10]" office:value-type="float" office:value="8565883.38855424" calcext:value-type="float">
            <text:p>8565883.38855424</text:p>
          </table:table-cell>
          <table:table-cell table:formula="of:=[.AE10] + [.AF9]" office:value-type="float" office:value="24487429.9594734" calcext:value-type="float">
            <text:p>24487429.9594734</text:p>
          </table:table-cell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  <table:table-cell table:formula="of:=(([.E11]-[.D11])-([.C11]-[.E11]))/([.C11]-[.D11])" office:value-type="float" office:value="0.824561403508772" calcext:value-type="float">
            <text:p>0.8245614035</text:p>
          </table:table-cell>
          <table:table-cell table:formula="of:=[.AD11]*[.F11]" office:value-type="float" office:value="20784528.8245614" calcext:value-type="float">
            <text:p>20784528.8245614</text:p>
          </table:table-cell>
          <table:table-cell table:formula="of:=[.AE11] + [.AF10]" office:value-type="float" office:value="45271958.7840348" calcext:value-type="float">
            <text:p>45271958.7840348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  <table:table-cell table:formula="of:=(([.E12]-[.D12])-([.C12]-[.E12]))/([.C12]-[.D12])" office:value-type="float" office:value="-0.630188679245286" calcext:value-type="float">
            <text:p>-0.6301886792</text:p>
          </table:table-cell>
          <table:table-cell table:formula="of:=[.AD12]*[.F12]" office:value-type="float" office:value="-7188613.93962267" calcext:value-type="float">
            <text:p>-7188613.93962267</text:p>
          </table:table-cell>
          <table:table-cell table:formula="of:=[.AE12] + [.AF11]" office:value-type="float" office:value="38083344.8444122" calcext:value-type="float">
            <text:p>38083344.8444122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  <table:table-cell table:formula="of:=(([.E13]-[.D13])-([.C13]-[.E13]))/([.C13]-[.D13])" office:value-type="float" office:value="-0.48071979434447" calcext:value-type="float">
            <text:p>-0.4807197943</text:p>
          </table:table-cell>
          <table:table-cell table:formula="of:=[.AD13]*[.F13]" office:value-type="float" office:value="-7622575.722365" calcext:value-type="float">
            <text:p>-7622575.722365</text:p>
          </table:table-cell>
          <table:table-cell table:formula="of:=[.AE13] + [.AF12]" office:value-type="float" office:value="30460769.1220472" calcext:value-type="float">
            <text:p>30460769.1220472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  <table:table-cell table:formula="of:=(([.E14]-[.D14])-([.C14]-[.E14]))/([.C14]-[.D14])" office:value-type="float" office:value="-0.509090909090904" calcext:value-type="float">
            <text:p>-0.5090909091</text:p>
          </table:table-cell>
          <table:table-cell table:formula="of:=[.AD14]*[.F14]" office:value-type="float" office:value="-3982495.99999996" calcext:value-type="float">
            <text:p>-3982495.99999996</text:p>
          </table:table-cell>
          <table:table-cell table:formula="of:=[.AE14] + [.AF13]" office:value-type="float" office:value="26478273.1220472" calcext:value-type="float">
            <text:p>26478273.1220472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  <table:table-cell table:formula="of:=(([.E15]-[.D15])-([.C15]-[.E15]))/([.C15]-[.D15])" office:value-type="float" office:value="-0.0849999999999938" calcext:value-type="float">
            <text:p>-0.085</text:p>
          </table:table-cell>
          <table:table-cell table:formula="of:=[.AD15]*[.F15]" office:value-type="float" office:value="-1080137.24499992" calcext:value-type="float">
            <text:p>-1080137.24499992</text:p>
          </table:table-cell>
          <table:table-cell table:formula="of:=[.AE15] + [.AF14]" office:value-type="float" office:value="25398135.8770473" calcext:value-type="float">
            <text:p>25398135.8770473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  <table:table-cell table:formula="of:=(([.E16]-[.D16])-([.C16]-[.E16]))/([.C16]-[.D16])" office:value-type="float" office:value="-0.458128078817737" calcext:value-type="float">
            <text:p>-0.4581280788</text:p>
          </table:table-cell>
          <table:table-cell table:formula="of:=[.AD16]*[.F16]" office:value-type="float" office:value="-5214318.96059117" calcext:value-type="float">
            <text:p>-5214318.96059117</text:p>
          </table:table-cell>
          <table:table-cell table:formula="of:=[.AE16] + [.AF15]" office:value-type="float" office:value="20183816.9164561" calcext:value-type="float">
            <text:p>20183816.9164561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  <table:table-cell table:formula="of:=(([.E17]-[.D17])-([.C17]-[.E17]))/([.C17]-[.D17])" office:value-type="float" office:value="0.909348441926344" calcext:value-type="float">
            <text:p>0.9093484419</text:p>
          </table:table-cell>
          <table:table-cell table:formula="of:=[.AD17]*[.F17]" office:value-type="float" office:value="13962374.2266289" calcext:value-type="float">
            <text:p>13962374.2266289</text:p>
          </table:table-cell>
          <table:table-cell table:formula="of:=[.AE17] + [.AF16]" office:value-type="float" office:value="34146191.143085" calcext:value-type="float">
            <text:p>34146191.143085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  <table:table-cell table:formula="of:=(([.E18]-[.D18])-([.C18]-[.E18]))/([.C18]-[.D18])" office:value-type="float" office:value="-0.415384615384613" calcext:value-type="float">
            <text:p>-0.4153846154</text:p>
          </table:table-cell>
          <table:table-cell table:formula="of:=[.AD18]*[.F18]" office:value-type="float" office:value="-6728262.92307689" calcext:value-type="float">
            <text:p>-6728262.92307689</text:p>
          </table:table-cell>
          <table:table-cell table:formula="of:=[.AE18] + [.AF17]" office:value-type="float" office:value="27417928.2200081" calcext:value-type="float">
            <text:p>27417928.2200081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  <table:table-cell table:formula="of:=(([.E19]-[.D19])-([.C19]-[.E19]))/([.C19]-[.D19])" office:value-type="float" office:value="-0.534653465346535" calcext:value-type="float">
            <text:p>-0.5346534653</text:p>
          </table:table-cell>
          <table:table-cell table:formula="of:=[.AD19]*[.F19]" office:value-type="float" office:value="-8106353.28712872" calcext:value-type="float">
            <text:p>-8106353.28712872</text:p>
          </table:table-cell>
          <table:table-cell table:formula="of:=[.AE19] + [.AF18]" office:value-type="float" office:value="19311574.9328794" calcext:value-type="float">
            <text:p>19311574.9328794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  <table:table-cell table:formula="of:=(([.E20]-[.D20])-([.C20]-[.E20]))/([.C20]-[.D20])" office:value-type="float" office:value="0.340000000000003" calcext:value-type="float">
            <text:p>0.34</text:p>
          </table:table-cell>
          <table:table-cell table:formula="of:=[.AD20]*[.F20]" office:value-type="float" office:value="4072141.92000004" calcext:value-type="float">
            <text:p>4072141.92000004</text:p>
          </table:table-cell>
          <table:table-cell table:formula="of:=[.AE20] + [.AF19]" office:value-type="float" office:value="23383716.8528794" calcext:value-type="float">
            <text:p>23383716.8528794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7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  <table:table-cell table:formula="of:=(([.E21]-[.D21])-([.C21]-[.E21]))/([.C21]-[.D21])" office:value-type="float" office:value="-0.158415841584158" calcext:value-type="float">
            <text:p>-0.1584158416</text:p>
          </table:table-cell>
          <table:table-cell table:formula="of:=[.AD21]*[.F21]" office:value-type="float" office:value="-8922762.61386138" calcext:value-type="float">
            <text:p>-8922762.61386138</text:p>
          </table:table-cell>
          <table:table-cell table:formula="of:=[.AE21] + [.AF20]" office:value-type="float" office:value="14460954.239018" calcext:value-type="float">
            <text:p>14460954.239018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  <table:table-cell table:formula="of:=(([.E22]-[.D22])-([.C22]-[.E22]))/([.C22]-[.D22])" office:value-type="float" office:value="0.880064829821717" calcext:value-type="float">
            <text:p>0.8800648298</text:p>
          </table:table-cell>
          <table:table-cell table:formula="of:=[.AD22]*[.F22]" office:value-type="float" office:value="22557808.5170178" calcext:value-type="float">
            <text:p>22557808.5170178</text:p>
          </table:table-cell>
          <table:table-cell table:formula="of:=[.AE22] + [.AF21]" office:value-type="float" office:value="37018762.7560358" calcext:value-type="float">
            <text:p>37018762.7560358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  <table:table-cell table:formula="of:=(([.E23]-[.D23])-([.C23]-[.E23]))/([.C23]-[.D23])" office:value-type="float" office:value="-0.127118644067795" calcext:value-type="float">
            <text:p>-0.1271186441</text:p>
          </table:table-cell>
          <table:table-cell table:formula="of:=[.AD23]*[.F23]" office:value-type="float" office:value="-3666269.87288132" calcext:value-type="float">
            <text:p>-3666269.87288132</text:p>
          </table:table-cell>
          <table:table-cell table:formula="of:=[.AE23] + [.AF22]" office:value-type="float" office:value="33352492.8831545" calcext:value-type="float">
            <text:p>33352492.8831545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  <table:table-cell table:formula="of:=(([.E24]-[.D24])-([.C24]-[.E24]))/([.C24]-[.D24])" office:value-type="float" office:value="-0.140845070422534" calcext:value-type="float">
            <text:p>-0.1408450704</text:p>
          </table:table-cell>
          <table:table-cell table:formula="of:=[.AD24]*[.F24]" office:value-type="float" office:value="-1783515.91549295" calcext:value-type="float">
            <text:p>-1783515.91549295</text:p>
          </table:table-cell>
          <table:table-cell table:formula="of:=[.AE24] + [.AF23]" office:value-type="float" office:value="31568976.9676616" calcext:value-type="float">
            <text:p>31568976.9676616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  <table:table-cell table:formula="of:=(([.E25]-[.D25])-([.C25]-[.E25]))/([.C25]-[.D25])" office:value-type="float" office:value="-0.270072992700728" calcext:value-type="float">
            <text:p>-0.2700729927</text:p>
          </table:table-cell>
          <table:table-cell table:formula="of:=[.AD25]*[.F25]" office:value-type="float" office:value="-995120.941605834" calcext:value-type="float">
            <text:p>-995120.941605834</text:p>
          </table:table-cell>
          <table:table-cell table:formula="of:=[.AE25] + [.AF24]" office:value-type="float" office:value="30573856.0260557" calcext:value-type="float">
            <text:p>30573856.0260557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  <table:table-cell table:formula="of:=(([.E26]-[.D26])-([.C26]-[.E26]))/([.C26]-[.D26])" office:value-type="float" office:value="-0.503311258278147" calcext:value-type="float">
            <text:p>-0.5033112583</text:p>
          </table:table-cell>
          <table:table-cell table:formula="of:=[.AD26]*[.F26]" office:value-type="float" office:value="-3438916.45033114" calcext:value-type="float">
            <text:p>-3438916.45033114</text:p>
          </table:table-cell>
          <table:table-cell table:formula="of:=[.AE26] + [.AF25]" office:value-type="float" office:value="27134939.5757246" calcext:value-type="float">
            <text:p>27134939.5757246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  <table:table-cell table:formula="of:=(([.E27]-[.D27])-([.C27]-[.E27]))/([.C27]-[.D27])" office:value-type="float" office:value="-0.512820512820519" calcext:value-type="float">
            <text:p>-0.5128205128</text:p>
          </table:table-cell>
          <table:table-cell table:formula="of:=[.AD27]*[.F27]" office:value-type="float" office:value="-2858347.17948722" calcext:value-type="float">
            <text:p>-2858347.17948722</text:p>
          </table:table-cell>
          <table:table-cell table:formula="of:=[.AE27] + [.AF26]" office:value-type="float" office:value="24276592.3962374" calcext:value-type="float">
            <text:p>24276592.3962374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  <table:table-cell table:formula="of:=(([.E28]-[.D28])-([.C28]-[.E28]))/([.C28]-[.D28])" office:value-type="float" office:value="-0.680000000000007" calcext:value-type="float">
            <text:p>-0.68</text:p>
          </table:table-cell>
          <table:table-cell table:formula="of:=[.AD28]*[.F28]" office:value-type="float" office:value="-3104155.12000003" calcext:value-type="float">
            <text:p>-3104155.12000003</text:p>
          </table:table-cell>
          <table:table-cell table:formula="of:=[.AE28] + [.AF27]" office:value-type="float" office:value="21172437.2762373" calcext:value-type="float">
            <text:p>21172437.2762373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  <table:table-cell table:formula="of:=(([.E29]-[.D29])-([.C29]-[.E29]))/([.C29]-[.D29])" office:value-type="float" office:value="-0.138339920948614" calcext:value-type="float">
            <text:p>-0.1383399209</text:p>
          </table:table-cell>
          <table:table-cell table:formula="of:=[.AD29]*[.F29]" office:value-type="float" office:value="-640764.782608685" calcext:value-type="float">
            <text:p>-640764.782608685</text:p>
          </table:table-cell>
          <table:table-cell table:formula="of:=[.AE29] + [.AF28]" office:value-type="float" office:value="20531672.4936287" calcext:value-type="float">
            <text:p>20531672.4936287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  <table:table-cell table:formula="of:=(([.E30]-[.D30])-([.C30]-[.E30]))/([.C30]-[.D30])" office:value-type="float" office:value="-0.16804407713499" calcext:value-type="float">
            <text:p>-0.1680440771</text:p>
          </table:table-cell>
          <table:table-cell table:formula="of:=[.AD30]*[.F30]" office:value-type="float" office:value="-657975.575757591" calcext:value-type="float">
            <text:p>-657975.575757591</text:p>
          </table:table-cell>
          <table:table-cell table:formula="of:=[.AE30] + [.AF29]" office:value-type="float" office:value="19873696.9178711" calcext:value-type="float">
            <text:p>19873696.9178711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  <table:table-cell table:formula="of:=(([.E31]-[.D31])-([.C31]-[.E31]))/([.C31]-[.D31])" office:value-type="float" office:value="-0.710144927536228" calcext:value-type="float">
            <text:p>-0.7101449275</text:p>
          </table:table-cell>
          <table:table-cell table:formula="of:=[.AD31]*[.F31]" office:value-type="float" office:value="-3394754.79710143" calcext:value-type="float">
            <text:p>-3394754.79710143</text:p>
          </table:table-cell>
          <table:table-cell table:formula="of:=[.AE31] + [.AF30]" office:value-type="float" office:value="16478942.1207696" calcext:value-type="float">
            <text:p>16478942.1207696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  <table:table-cell table:formula="of:=(([.E32]-[.D32])-([.C32]-[.E32]))/([.C32]-[.D32])" office:value-type="float" office:value="0.284999999999997" calcext:value-type="float">
            <text:p>0.285</text:p>
          </table:table-cell>
          <table:table-cell table:formula="of:=[.AD32]*[.F32]" office:value-type="float" office:value="3033631.19999996" calcext:value-type="float">
            <text:p>3033631.19999996</text:p>
          </table:table-cell>
          <table:table-cell table:formula="of:=[.AE32] + [.AF31]" office:value-type="float" office:value="19512573.3207696" calcext:value-type="float">
            <text:p>19512573.3207696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  <table:table-cell table:formula="of:=(([.E33]-[.D33])-([.C33]-[.E33]))/([.C33]-[.D33])" office:value-type="float" office:value="0.144230769230768" calcext:value-type="float">
            <text:p>0.1442307692</text:p>
          </table:table-cell>
          <table:table-cell table:formula="of:=[.AD33]*[.F33]" office:value-type="float" office:value="1254479.85576922" calcext:value-type="float">
            <text:p>1254479.85576922</text:p>
          </table:table-cell>
          <table:table-cell table:formula="of:=[.AE33] + [.AF32]" office:value-type="float" office:value="20767053.1765388" calcext:value-type="float">
            <text:p>20767053.1765388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  <table:table-cell table:formula="of:=(([.E34]-[.D34])-([.C34]-[.E34]))/([.C34]-[.D34])" office:value-type="float" office:value="0.261992619926198" calcext:value-type="float">
            <text:p>0.2619926199</text:p>
          </table:table-cell>
          <table:table-cell table:formula="of:=[.AD34]*[.F34]" office:value-type="float" office:value="3084052.15129149" calcext:value-type="float">
            <text:p>3084052.15129149</text:p>
          </table:table-cell>
          <table:table-cell table:formula="of:=[.AE34] + [.AF33]" office:value-type="float" office:value="23851105.3278303" calcext:value-type="float">
            <text:p>23851105.3278303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  <table:table-cell table:formula="of:=(([.E35]-[.D35])-([.C35]-[.E35]))/([.C35]-[.D35])" office:value-type="float" office:value="-0.185770750988142" calcext:value-type="float">
            <text:p>-0.185770751</text:p>
          </table:table-cell>
          <table:table-cell table:formula="of:=[.AD35]*[.F35]" office:value-type="float" office:value="-1076206.92885375" calcext:value-type="float">
            <text:p>-1076206.92885375</text:p>
          </table:table-cell>
          <table:table-cell table:formula="of:=[.AE35] + [.AF34]" office:value-type="float" office:value="22774898.3989766" calcext:value-type="float">
            <text:p>22774898.3989766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  <table:table-cell table:formula="of:=(([.E36]-[.D36])-([.C36]-[.E36]))/([.C36]-[.D36])" office:value-type="float" office:value="-0.236111111111114" calcext:value-type="float">
            <text:p>-0.2361111111</text:p>
          </table:table-cell>
          <table:table-cell table:formula="of:=[.AD36]*[.F36]" office:value-type="float" office:value="-2216674.62500003" calcext:value-type="float">
            <text:p>-2216674.62500003</text:p>
          </table:table-cell>
          <table:table-cell table:formula="of:=[.AE36] + [.AF35]" office:value-type="float" office:value="20558223.7739765" calcext:value-type="float">
            <text:p>20558223.7739765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  <table:table-cell table:formula="of:=(([.E37]-[.D37])-([.C37]-[.E37]))/([.C37]-[.D37])" office:value-type="float" office:value="0.459459459459457" calcext:value-type="float">
            <text:p>0.4594594595</text:p>
          </table:table-cell>
          <table:table-cell table:formula="of:=[.AD37]*[.F37]" office:value-type="float" office:value="15374796.3243242" calcext:value-type="float">
            <text:p>15374796.3243242</text:p>
          </table:table-cell>
          <table:table-cell table:formula="of:=[.AE37] + [.AF36]" office:value-type="float" office:value="35933020.0983008" calcext:value-type="float">
            <text:p>35933020.0983008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  <table:table-cell table:formula="of:=(([.E38]-[.D38])-([.C38]-[.E38]))/([.C38]-[.D38])" office:value-type="float" office:value="0.822102425876012" calcext:value-type="float">
            <text:p>0.8221024259</text:p>
          </table:table-cell>
          <table:table-cell table:formula="of:=[.AD38]*[.F38]" office:value-type="float" office:value="12642598.5714286" calcext:value-type="float">
            <text:p>12642598.5714286</text:p>
          </table:table-cell>
          <table:table-cell table:formula="of:=[.AE38] + [.AF37]" office:value-type="float" office:value="48575618.6697294" calcext:value-type="float">
            <text:p>48575618.6697294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  <table:table-cell table:formula="of:=(([.E39]-[.D39])-([.C39]-[.E39]))/([.C39]-[.D39])" office:value-type="float" office:value="0.880195599022004" calcext:value-type="float">
            <text:p>0.880195599</text:p>
          </table:table-cell>
          <table:table-cell table:formula="of:=[.AD39]*[.F39]" office:value-type="float" office:value="5641823.1784841" calcext:value-type="float">
            <text:p>5641823.1784841</text:p>
          </table:table-cell>
          <table:table-cell table:formula="of:=[.AE39] + [.AF38]" office:value-type="float" office:value="54217441.8482135" calcext:value-type="float">
            <text:p>54217441.8482135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  <table:table-cell table:formula="of:=(([.E40]-[.D40])-([.C40]-[.E40]))/([.C40]-[.D40])" office:value-type="float" office:value="-0.794392523364487" calcext:value-type="float">
            <text:p>-0.7943925234</text:p>
          </table:table-cell>
          <table:table-cell table:formula="of:=[.AD40]*[.F40]" office:value-type="float" office:value="-2423917.19626169" calcext:value-type="float">
            <text:p>-2423917.19626169</text:p>
          </table:table-cell>
          <table:table-cell table:formula="of:=[.AE40] + [.AF39]" office:value-type="float" office:value="51793524.6519518" calcext:value-type="float">
            <text:p>51793524.6519518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  <table:table-cell table:formula="of:=(([.E41]-[.D41])-([.C41]-[.E41]))/([.C41]-[.D41])" office:value-type="float" office:value="-0.898066783831281" calcext:value-type="float">
            <text:p>-0.8980667838</text:p>
          </table:table-cell>
          <table:table-cell table:formula="of:=[.AD41]*[.F41]" office:value-type="float" office:value="-4304549.94551844" calcext:value-type="float">
            <text:p>-4304549.94551844</text:p>
          </table:table-cell>
          <table:table-cell table:formula="of:=[.AE41] + [.AF40]" office:value-type="float" office:value="47488974.7064333" calcext:value-type="float">
            <text:p>47488974.7064333</text:p>
          </table:table-cell>
        </table:table-row>
        <table:table-row table:style-name="ro2">
          <table:table-cell table:number-columns-repeated="29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3:11:55.414122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6T13:22:02.618622567</dc:date>
    <meta:editing-duration>PT41M58S</meta:editing-duration>
    <meta:editing-cycles>2</meta:editing-cycles>
    <meta:generator>LibreOffice/5.1.6.2$Linux_X86_64 LibreOffice_project/10m0$Build-2</meta:generator>
    <meta:document-statistic meta:table-count="1" meta:cell-count="997" meta:object-count="0"/>
  </office:meta>
</office:document-meta>
</file>